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Edibl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Edible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Shape</text:p>
          </table:table-cell>
          <table:table-cell table:style-name="ce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&quot;[&quot;;[.F2];&quot;,&quot;;[.G2];&quot;,&quot;;[.H2];&quot;]&quot;)" office:value-type="string" office:string-value="[0,1,0]" calcext:value-type="string">
            <text:p>[0,1,0]</text:p>
          </table:table-cell>
          <table:table-cell table:formula="of:=COM.MICROSOFT.CONCAT(&quot;[&quot;;[.I2];&quot;]&quot;)" office:value-type="string" office:string-value="[0]" calcext:value-type="string">
            <text:p>[0]</text:p>
          </table:table-cell>
          <table:table-cell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&quot;[&quot;;[.F3];&quot;,&quot;;[.G3];&quot;,&quot;;[.H3];&quot;]&quot;)" office:value-type="string" office:string-value="[1,1,0]" calcext:value-type="string">
            <text:p>[1,1,0]</text:p>
          </table:table-cell>
          <table:table-cell table:formula="of:=COM.MICROSOFT.CONCAT(&quot;[&quot;;[.I3];&quot;]&quot;)" office:value-type="string" office:string-value="[1]" calcext:value-type="string">
            <text:p>[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[&quot;;[.F4];&quot;,&quot;;[.G4];&quot;,&quot;;[.H4];&quot;]&quot;)" office:value-type="string" office:string-value="[1,1,1]" calcext:value-type="string">
            <text:p>[1,1,1]</text:p>
          </table:table-cell>
          <table:table-cell table:formula="of:=COM.MICROSOFT.CONCAT(&quot;[&quot;;[.I4];&quot;]&quot;)" office:value-type="string" office:string-value="[0]" calcext:value-type="string">
            <text:p>[0]</text:p>
          </table:table-cell>
          <table:table-cell table:number-columns-repeated="2"/>
          <table:table-cell office:value-type="string" calcext:value-type="string">
            <text:p>[[0,1,0],[1,1,1],[1,1,1],[1,1,1],[1,1,1],[0,0,1],[1,0,1],[1,1,0],[0,0,0],[1,0,0],[1,1,1],[1,1,1],[1,0,1],[1,0,1],[1,0,1],[1,0,1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[&quot;;[.F5];&quot;,&quot;;[.G5];&quot;,&quot;;[.H5];&quot;]&quot;)" office:value-type="string" office:string-value="[1,1,1]" calcext:value-type="string">
            <text:p>[1,1,1]</text:p>
          </table:table-cell>
          <table:table-cell table:formula="of:=COM.MICROSOFT.CONCAT(&quot;[&quot;;[.I5];&quot;]&quot;)" office:value-type="string" office:string-value="[0]" calcext:value-type="string">
            <text:p>[0]</text:p>
          </table:table-cell>
          <table:table-cell table:number-columns-repeated="2"/>
          <table:table-cell office:value-type="string" calcext:value-type="string">
            <text:p>([0],[0],[0],[0],[0],[0],[0],[1],[1],[1],[1],[1],[1],[1],[1],[1]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[&quot;;[.F6];&quot;,&quot;;[.G6];&quot;,&quot;;[.H6];&quot;]&quot;)" office:value-type="string" office:string-value="[1,1,1]" calcext:value-type="string">
            <text:p>[1,1,1]</text:p>
          </table:table-cell>
          <table:table-cell table:formula="of:=COM.MICROSOFT.CONCAT(&quot;[&quot;;[.I6];&quot;]&quot;)" office:value-type="string" office:string-value="[0]" calcext:value-type="string">
            <text:p>[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[&quot;;[.F7];&quot;,&quot;;[.G7];&quot;,&quot;;[.H7];&quot;]&quot;)" office:value-type="string" office:string-value="[1,1,1]" calcext:value-type="string">
            <text:p>[1,1,1]</text:p>
          </table:table-cell>
          <table:table-cell table:formula="of:=COM.MICROSOFT.CONCAT(&quot;[&quot;;[.I7];&quot;]&quot;)" office:value-type="string" office:string-value="[0]" calcext:value-type="string">
            <text:p>[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COM.MICROSOFT.CONCAT(&quot;[&quot;;[.F8];&quot;,&quot;;[.G8];&quot;,&quot;;[.H8];&quot;]&quot;)" office:value-type="string" office:string-value="[1,1,1]" calcext:value-type="string">
            <text:p>[1,1,1]</text:p>
          </table:table-cell>
          <table:table-cell table:formula="of:=COM.MICROSOFT.CONCAT(&quot;[&quot;;[.I8];&quot;]&quot;)" office:value-type="string" office:string-value="[1]" calcext:value-type="string">
            <text:p>[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COM.MICROSOFT.CONCAT(&quot;[&quot;;[.F9];&quot;,&quot;;[.G9];&quot;,&quot;;[.H9];&quot;]&quot;)" office:value-type="string" office:string-value="[1,1,1]" calcext:value-type="string">
            <text:p>[1,1,1]</text:p>
          </table:table-cell>
          <table:table-cell table:formula="of:=COM.MICROSOFT.CONCAT(&quot;[&quot;;[.I9];&quot;]&quot;)" office:value-type="string" office:string-value="[1]" calcext:value-type="string">
            <text:p>[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&quot;[&quot;;[.F10];&quot;,&quot;;[.G10];&quot;,&quot;;[.H10];&quot;]&quot;)" office:value-type="string" office:string-value="[0,0,0]" calcext:value-type="string">
            <text:p>[0,0,0]</text:p>
          </table:table-cell>
          <table:table-cell table:formula="of:=COM.MICROSOFT.CONCAT(&quot;[&quot;;[.I10];&quot;]&quot;)" office:value-type="string" office:string-value="[1]" calcext:value-type="string">
            <text:p>[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&quot;[&quot;;[.F11];&quot;,&quot;;[.G11];&quot;,&quot;;[.H11];&quot;]&quot;)" office:value-type="string" office:string-value="[1,0,0]" calcext:value-type="string">
            <text:p>[1,0,0]</text:p>
          </table:table-cell>
          <table:table-cell table:formula="of:=COM.MICROSOFT.CONCAT(&quot;[&quot;;[.I11];&quot;]&quot;)" office:value-type="string" office:string-value="[1]" calcext:value-type="string">
            <text:p>[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[&quot;;[.F12];&quot;,&quot;;[.G12];&quot;,&quot;;[.H12];&quot;]&quot;)" office:value-type="string" office:string-value="[0,0,1]" calcext:value-type="string">
            <text:p>[0,0,1]</text:p>
          </table:table-cell>
          <table:table-cell table:formula="of:=COM.MICROSOFT.CONCAT(&quot;[&quot;;[.I12];&quot;]&quot;)" office:value-type="string" office:string-value="[0]" calcext:value-type="string">
            <text:p>[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[&quot;;[.F13];&quot;,&quot;;[.G13];&quot;,&quot;;[.H13];&quot;]&quot;)" office:value-type="string" office:string-value="[1,0,1]" calcext:value-type="string">
            <text:p>[1,0,1]</text:p>
          </table:table-cell>
          <table:table-cell table:formula="of:=COM.MICROSOFT.CONCAT(&quot;[&quot;;[.I13];&quot;]&quot;)" office:value-type="string" office:string-value="[0]" calcext:value-type="string">
            <text:p>[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&quot;[&quot;;[.F14];&quot;,&quot;;[.G14];&quot;,&quot;;[.H14];&quot;]&quot;)" office:value-type="string" office:string-value="[1,0,1]" calcext:value-type="string">
            <text:p>[1,0,1]</text:p>
          </table:table-cell>
          <table:table-cell table:formula="of:=COM.MICROSOFT.CONCAT(&quot;[&quot;;[.I14];&quot;]&quot;)" office:value-type="string" office:string-value="[1]" calcext:value-type="string">
            <text:p>[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&quot;[&quot;;[.F15];&quot;,&quot;;[.G15];&quot;,&quot;;[.H15];&quot;]&quot;)" office:value-type="string" office:string-value="[1,0,1]" calcext:value-type="string">
            <text:p>[1,0,1]</text:p>
          </table:table-cell>
          <table:table-cell table:formula="of:=COM.MICROSOFT.CONCAT(&quot;[&quot;;[.I15];&quot;]&quot;)" office:value-type="string" office:string-value="[1]" calcext:value-type="string">
            <text:p>[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&quot;[&quot;;[.F16];&quot;,&quot;;[.G16];&quot;,&quot;;[.H16];&quot;]&quot;)" office:value-type="string" office:string-value="[1,0,1]" calcext:value-type="string">
            <text:p>[1,0,1]</text:p>
          </table:table-cell>
          <table:table-cell table:formula="of:=COM.MICROSOFT.CONCAT(&quot;[&quot;;[.I16];&quot;]&quot;)" office:value-type="string" office:string-value="[1]" calcext:value-type="string">
            <text:p>[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&quot;[&quot;;[.F17];&quot;,&quot;;[.G17];&quot;,&quot;;[.H17];&quot;]&quot;)" office:value-type="string" office:string-value="[1,0,1]" calcext:value-type="string">
            <text:p>[1,0,1]</text:p>
          </table:table-cell>
          <table:table-cell table:formula="of:=COM.MICROSOFT.CONCAT(&quot;[&quot;;[.I17];&quot;]&quot;)" office:value-type="string" office:string-value="[1]" calcext:value-type="string">
            <text:p>[1]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COM.MICROSOFT.CONCAT(&quot;[&quot;;[.K2];&quot;,&quot;;[.K3];&quot;,&quot;;[.K4];&quot;,&quot;;[.K5];&quot;,&quot;;[.K6];&quot;,&quot;;[.K7];&quot;,&quot;;[.K8];&quot;,&quot;;[.K9];&quot;,&quot;;[.K10];&quot;,&quot;;[.K11];&quot;,&quot;;[.K12];&quot;,&quot;;[.K13];&quot;,&quot;;[.K14];&quot;,&quot;;[.K15];&quot;,&quot;;[.K16];&quot;,&quot;;[.K17];&quot;]&quot;)" office:value-type="string" office:string-value="[[0,1,0],[1,1,0],[1,1,1],[1,1,1],[1,1,1],[1,1,1],[1,1,1],[1,1,1],[0,0,0],[1,0,0],[0,0,1],[1,0,1],[1,0,1],[1,0,1],[1,0,1],[1,0,1]]" calcext:value-type="string">
            <text:p>[[0,1,0],[1,1,0],[1,1,1],[1,1,1],[1,1,1],[1,1,1],[1,1,1],[1,1,1],[0,0,0],[1,0,0],[0,0,1],[1,0,1],[1,0,1],[1,0,1],[1,0,1],[1,0,1]]</text:p>
          </table:table-cell>
          <table:table-cell table:formula="of:=COM.MICROSOFT.CONCAT(&quot;[&quot;;[.L2];&quot;,&quot;;[.L3];&quot;,&quot;;[.L4];&quot;,&quot;;[.L5];&quot;,&quot;;[.L6];&quot;,&quot;;[.L7];&quot;,&quot;;[.L8];&quot;,&quot;;[.L9];&quot;,&quot;;[.L10];&quot;,&quot;;[.L11];&quot;,&quot;;[.L12];&quot;,&quot;;[.L13];&quot;,&quot;;[.L14];&quot;,&quot;;[.L15];&quot;,&quot;;[.L16];&quot;,&quot;;[.L17];&quot;]&quot;)" office:value-type="string" office:string-value="[[0],[1],[0],[0],[0],[0],[1],[1],[1],[1],[0],[0],[1],[1],[1],[1]]" calcext:value-type="string">
            <text:p>[[0],[1],[0],[0],[0],[0],[1],[1],[1],[1],[0],[0],[1],[1],[1],[1]]</text:p>
          </table:table-cell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Proportion</text:p>
          </table:table-cell>
          <table:table-cell office:value-type="string" calcext:value-type="string">
            <text:p>P*log(P)</text:p>
          </table:table-cell>
          <table:table-cell office:value-type="string" calcext:value-type="string">
            <text:p>Initial Entropy</text:p>
          </table:table-cell>
          <table:table-cell office:value-type="string" calcext:value-type="string">
            <text:p>Edible</text:p>
          </table:table-cell>
          <table:table-cell office:value-type="string" calcext:value-type="string">
            <text:p>Proportion Edible</text:p>
          </table:table-cell>
          <table:table-cell office:value-type="string" calcext:value-type="string">
            <text:p>Entropy of Color</text:p>
          </table:table-cell>
          <table:table-cell office:value-type="string" calcext:value-type="string">
            <text:p>Entropy Af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float" office:value="3" calcext:value-type="float">
            <text:p>3</text:p>
          </table:table-cell>
          <table:table-cell table:style-name="ce1" table:number-columns-spanned="3" table:number-rows-spanned="9"/>
          <table:covered-table-cell table:number-columns-repeated="2"/>
          <table:table-cell office:value-type="float" office:value="1" calcext:value-type="float">
            <text:p>1</text:p>
          </table:table-cell>
          <table:table-cell table:formula="of:=[.G23]/[.C23]" office:value-type="float" office:value="0.333333333333333" calcext:value-type="float">
            <text:p>0.333333333333333</text:p>
          </table:table-cell>
          <table:table-cell table:formula="of:=-[.H23]*LOG([.H23];2)-(1-[.H23])*LOG((1-[.H23]);2)" office:value-type="float" office:value="0.91829583405449" calcext:value-type="float">
            <text:p>0.91829583405449</text:p>
          </table:table-cell>
          <table:table-cell table:style-name="ce2" table:formula="of:=(([.C23]/16)*[.I23]) + (([.C24]/16) *[.I24])" office:value-type="float" office:value="0.953185210222554" calcext:value-type="float" table:number-columns-spanned="1" table:number-rows-spanned="2">
            <text:p>0.953185210222554</text:p>
          </table:table-cell>
          <table:table-cell table:style-name="ce2" office:value-type="string" calcext:value-type="string" table:number-columns-spanned="1" table:number-rows-spanned="2">
            <text:p>Gain</text:p>
          </table:table-cell>
          <table:table-cell table:style-name="ce2" table:formula="of:=[.$F$32]-[.J23]" office:value-type="float" office:value="0.0355141980659439" calcext:value-type="float" table:number-columns-spanned="1" table:number-rows-spanned="2">
            <text:p>0.0355141980659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float" office:value="13" calcext:value-type="float">
            <text:p>13</text:p>
          </table:table-cell>
          <table:covered-table-cell table:number-columns-repeated="3"/>
          <table:table-cell office:value-type="float" office:value="8" calcext:value-type="float">
            <text:p>8</text:p>
          </table:table-cell>
          <table:table-cell table:formula="of:=[.G24]/[.C24]" office:value-type="float" office:value="0.615384615384615" calcext:value-type="float">
            <text:p>0.615384615384615</text:p>
          </table:table-cell>
          <table:table-cell table:formula="of:=-[.H24]*LOG([.H24];2)-(1-[.H24])*LOG((1-[.H24]);2)" office:value-type="float" office:value="0.961236604722876" calcext:value-type="float">
            <text:p>0.961236604722876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2"/>
          <table:covered-table-cell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Large</text:p>
          </table:table-cell>
          <table:table-cell office:value-type="float" office:value="8" calcext:value-type="float">
            <text:p>8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formula="of:=[.G26]/[.C26]" office:value-type="float" office:value="0.375" calcext:value-type="float">
            <text:p>0.375</text:p>
          </table:table-cell>
          <table:table-cell table:formula="of:=-[.H26]*LOG([.H26];2)-(1-[.H26])*LOG((1-[.H26]);2)" office:value-type="float" office:value="0.954434002924965" calcext:value-type="float">
            <text:p>0.954434002924965</text:p>
          </table:table-cell>
          <table:table-cell table:style-name="ce2" table:formula="of:=(([.C26]/16)*[.I26]) + (([.C27]/16) *[.I27])" office:value-type="float" office:value="0.882856063692049" calcext:value-type="float" table:number-columns-spanned="1" table:number-rows-spanned="2">
            <text:p>0.882856063692049</text:p>
          </table:table-cell>
          <table:table-cell table:style-name="ce2" office:value-type="string" calcext:value-type="string" table:number-columns-spanned="1" table:number-rows-spanned="2">
            <text:p>Gain</text:p>
          </table:table-cell>
          <table:table-cell table:style-name="ce2" table:formula="of:=[.$F$32]-[.J26]" office:value-type="float" office:value="0.105843344596449" calcext:value-type="float" table:number-columns-spanned="1" table:number-rows-spanned="2">
            <text:p>0.1058433445964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8" calcext:value-type="float">
            <text:p>8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table:formula="of:=[.G27]/[.C27]" office:value-type="float" office:value="0.75" calcext:value-type="float">
            <text:p>0.75</text:p>
          </table:table-cell>
          <table:table-cell table:formula="of:=-[.H27]*LOG([.H27];2)-(1-[.H27])*LOG((1-[.H27]);2)" office:value-type="float" office:value="0.811278124459133" calcext:value-type="float">
            <text:p>0.811278124459133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2"/>
          <table:covered-table-cell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Round</text:p>
          </table:table-cell>
          <table:table-cell office:value-type="float" office:value="12" calcext:value-type="float">
            <text:p>12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table:formula="of:=[.G29]/[.C29]" office:value-type="float" office:value="0.5" calcext:value-type="float">
            <text:p>0.5</text:p>
          </table:table-cell>
          <table:table-cell table:formula="of:=-[.H29]*LOG([.H29];2)-(1-[.H29])*LOG((1-[.H29]);2)" office:value-type="float" office:value="1" calcext:value-type="float">
            <text:p>1</text:p>
          </table:table-cell>
          <table:table-cell table:style-name="ce2" table:formula="of:=(([.C29]/16)*[.I29]) + (([.C30]/16) *[.I30])" office:value-type="float" office:value="0.952819531114783" calcext:value-type="float" table:number-columns-spanned="1" table:number-rows-spanned="2">
            <text:p>0.952819531114783</text:p>
          </table:table-cell>
          <table:table-cell table:style-name="ce2" office:value-type="string" calcext:value-type="string" table:number-columns-spanned="1" table:number-rows-spanned="2">
            <text:p>Gain</text:p>
          </table:table-cell>
          <table:table-cell table:style-name="ce2" table:formula="of:=[.$F$32]-[.J29]" office:value-type="float" office:value="0.0358798771737142" calcext:value-type="float" table:number-columns-spanned="1" table:number-rows-spanned="2">
            <text:p>0.0358798771737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rregular</text:p>
          </table:table-cell>
          <table:table-cell office:value-type="float" office:value="4" calcext:value-type="float">
            <text:p>4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table:formula="of:=[.G30]/[.C30]" office:value-type="float" office:value="0.75" calcext:value-type="float">
            <text:p>0.75</text:p>
          </table:table-cell>
          <table:table-cell table:formula="of:=-[.H30]*LOG([.H30];2)-(1-[.H30])*LOG((1-[.H30]);2)" office:value-type="float" office:value="0.811278124459133" calcext:value-type="float">
            <text:p>0.811278124459133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Edible</text:p>
          </table:table-cell>
          <table:table-cell table:number-columns-repeated="2"/>
          <table:covered-table-cell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table:formula="of:=[.C32]/16" office:value-type="float" office:value="0.5625" calcext:value-type="float">
            <text:p>0.5625</text:p>
          </table:table-cell>
          <table:table-cell table:formula="of:=-[.D32]*LOG([.D32];2)" office:value-type="float" office:value="0.466917186688699" calcext:value-type="float">
            <text:p>0.466917186688699</text:p>
          </table:table-cell>
          <table:table-cell table:style-name="ce2" table:formula="of:=[.E32]+[.E33]" office:value-type="float" office:value="0.988699408288497" calcext:value-type="float" table:number-columns-spanned="1" table:number-rows-spanned="2">
            <text:p>0.98869940828849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formula="of:=[.C33]/16" office:value-type="float" office:value="0.4375" calcext:value-type="float">
            <text:p>0.4375</text:p>
          </table:table-cell>
          <table:table-cell table:formula="of:=-[.D33]*LOG([.D33];2)" office:value-type="float" office:value="0.521782221599798" calcext:value-type="float">
            <text:p>0.521782221599798</text:p>
          </table:table-cell>
          <table:covered-table-cell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2:Sheet1.L17" table:contains-header="false">
          <table:sort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21:59.569104318</meta:creation-date>
    <dc:date>2018-03-21T16:46:31.854795808</dc:date>
    <meta:editing-duration>PT8M50S</meta:editing-duration>
    <meta:editing-cycles>1</meta:editing-cycles>
    <meta:document-statistic meta:table-count="1" meta:cell-count="251" meta:object-count="0"/>
    <meta:generator>LibreOffice/5.4.4.2$Linux_X86_64 LibreOffice_project/40m0$Build-2</meta:generator>
  </office:meta>
</office:document-meta>
</file>